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104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49cm" svg:stroke-color="#ff8000" draw:marker-start="" draw:marker-start-width="0.28cm" draw:marker-start-center="false" draw:marker-end="Arrowheads_20_1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.049cm" svg:stroke-color="#bf0041" draw:marker-start="" draw:marker-start-width="0.28cm" draw:marker-start-center="false" draw:marker-end="Arrowheads_20_2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49cm" svg:stroke-color="#3465a4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cm" fo:padding-bottom="0cm" fo:padding-left="0cm" fo:padding-right="0cm" fo:wrap-option="wrap" draw:shadow="hidden" draw:shadow-offset-x="0.199cm" draw:shadow-offset-y="0.199cm" draw:shadow-color="#808080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.05cm" svg:stroke-color="#b4c7dc" draw:marker-start="" draw:marker-start-width="0.29cm" draw:marker-start-center="false" draw:marker-end="" draw:marker-end-width="0.29cm" draw:marker-end-center="false" draw:fill="none" draw:fill-color="#729fcf" draw:textarea-horizontal-align="justify" draw:textarea-vertical-align="middle" draw:auto-grow-height="false" fo:min-height="3.942cm" fo:min-width="1.746cm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.049cm" svg:stroke-color="#ff8000" draw:marker-start="Arrowheads_20_7" draw:marker-start-width="0.28cm" draw:marker-start-center="false" draw:marker-end="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.049cm" svg:stroke-color="#3465a4" draw:marker-start="" draw:marker-start-width="0.28cm" draw:marker-start-center="false" draw:marker-end="Arrowheads_20_2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3" style:family="graphic" style:parent-style-name="standard">
      <style:graphic-properties draw:stroke="solid" svg:stroke-width="0.049cm" svg:stroke-color="#000000" draw:marker-start="" draw:marker-start-width="0.355cm" draw:marker-start-center="false" draw:marker-end="Arrowheads_20_3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95cm" fo:padding-top="0cm" fo:padding-bottom="0cm" fo:padding-left="0cm" fo:padding-right="0cm" fo:wrap-option="wrap" draw:shadow="hidden" draw:shadow-offset-x="0.199cm" draw:shadow-offset-y="0.199cm" draw:shadow-color="#808080"/>
      <style:paragraph-properties style:writing-mode="lr-tb"/>
    </style:style>
    <style:style style:name="gr15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solid" draw:fill-color="#bf0041" draw:opacity="10%" draw:textarea-horizontal-align="justify" draw:textarea-vertical-align="middle" draw:auto-grow-height="false" fo:min-height="3.944cm" fo:min-width="1.748cm" fo:padding-top="0.15cm" fo:padding-bottom="0.15cm" fo:padding-left="0.275cm" fo:padding-right="0.275cm" fo:wrap-option="wrap" draw:shadow="hidden" draw:shadow-offset-x="0.199cm" draw:shadow-offset-y="0.199cm" draw:shadow-color="#808080" draw:shadow-opacity="10%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199cm" draw:marker-start-center="false" draw:marker-end="Arrowheads_20_8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P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f0041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8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 style:writing-mode="lr-tb"/>
      <style:text-properties fo:color="#ff8000" loext:opacity="100%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color="#ff8000" loext:opacity="100%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bf0041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f0041" loext:opacity="10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f0041" loext:opacity="10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tyle-asian="normal" style:font-weight-asian="normal" style:font-name-complex="Arial3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Microsoft YaHei" style:font-style-asian="normal" style:font-weight-asian="normal" style:font-name-complex="Arial3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cm" svg:height="0.5cm" svg:x="10.751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492cm" svg:y1="14.427cm" svg:x2="10.151cm" svg:y2="13.381cm">
            <text:p/>
          </draw:line>
          <draw:line draw:style-name="gr3" draw:text-style-name="P2" draw:layer="layout" svg:x1="11.001cm" svg:y1="16.019cm" svg:x2="11.023cm" svg:y2="14.92cm">
            <text:p/>
          </draw:line>
          <draw:frame draw:style-name="gr4" draw:text-style-name="P4" draw:layer="layout" svg:width="0.842cm" svg:height="0.645cm" svg:x="13.428cm" svg:y="14.009cm">
            <draw:text-box>
              <text:p text:style-name="P3"><text:span text:style-name="T1">v</text:span><text:span text:style-name="T2">S</text:span></text:p>
            </draw:text-box>
          </draw:frame>
          <draw:frame draw:style-name="gr5" draw:text-style-name="P4" draw:layer="layout" svg:width="1.001cm" svg:height="0.701cm" svg:x="12.194cm" svg:y="15.168cm">
            <draw:text-box>
              <text:p text:style-name="P3"><text:span text:style-name="T1">r</text:span><text:span text:style-name="T2">S</text:span></text:p>
            </draw:text-box>
          </draw:frame>
          <draw:line draw:style-name="gr6" draw:text-style-name="P2" draw:layer="layout" svg:x1="13.246cm" svg:y1="16.015cm" svg:x2="13.362cm" svg:y2="15.843cm">
            <text:p/>
          </draw:line>
          <draw:frame draw:style-name="gr7" draw:text-style-name="P5" draw:layer="layout" svg:width="2.537cm" svg:height="0.395cm" svg:x="10.951cm" svg:y="13.208cm">
            <draw:text-box>
              <text:p text:style-name="P3"><text:span text:style-name="T3">Current orbit</text:span></text:p>
            </draw:text-box>
          </draw:frame>
          <draw:frame draw:style-name="gr4" draw:text-style-name="P5" draw:layer="layout" svg:width="2.505cm" svg:height="0.645cm" svg:x="7.019cm" svg:y="14.047cm">
            <draw:text-box>
              <text:p text:style-name="P3"><text:span text:style-name="T3">Target plane</text:span></text:p>
            </draw:text-box>
          </draw:frame>
          <draw:frame draw:style-name="gr8" draw:text-style-name="P6" draw:layer="layout" svg:width="0.842cm" svg:height="0.703cm" svg:x="10.658cm" svg:y="14.434cm">
            <draw:text-box>
              <text:p text:style-name="P3"><text:span text:style-name="T4">n</text:span><text:span text:style-name="T5">T</text:span></text:p>
            </draw:text-box>
          </draw:frame>
          <draw:line draw:style-name="gr9" draw:text-style-name="P2" draw:layer="layout" svg:x1="11.5cm" svg:y1="17.634cm" svg:x2="10.485cm" svg:y2="14.412cm">
            <text:p/>
          </draw:line>
          <draw:custom-shape draw:style-name="gr10" draw:text-style-name="P2" draw:layer="layout" svg:width="3.25cm" svg:height="6cm" draw:transform="skewX (-9.54749697582422E-017) rotate (2.18166156499291) translate (9.485cm 19.0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1.841cm" svg:y1="18.64cm" svg:x2="11.5cm" svg:y2="17.594cm">
            <text:p/>
          </draw:line>
          <draw:line draw:style-name="gr12" draw:text-style-name="P2" draw:layer="layout" svg:x1="11cm" svg:y1="16.02cm" svg:x2="10.369cm" svg:y2="15.12cm">
            <text:p/>
          </draw:line>
          <draw:frame draw:style-name="gr4" draw:text-style-name="P8" draw:layer="layout" svg:width="0.876cm" svg:height="0.645cm" svg:x="9.942cm" svg:y="14.619cm">
            <draw:text-box>
              <text:p text:style-name="P3"><text:span text:style-name="T6">n</text:span><text:span text:style-name="T7">S</text:span></text:p>
            </draw:text-box>
          </draw:frame>
          <draw:line draw:style-name="gr13" draw:text-style-name="P2" draw:layer="layout" svg:x1="13.631cm" svg:y1="14.753cm" svg:x2="13.532cm" svg:y2="13.806cm">
            <text:p/>
          </draw:line>
          <draw:frame draw:style-name="gr4" draw:text-style-name="P5" draw:layer="layout" svg:width="1.019cm" svg:height="0.645cm" svg:x="11.752cm" svg:y="17.609cm">
            <draw:text-box>
              <text:p text:style-name="P3"><text:span text:style-name="T3">AN</text:span></text:p>
            </draw:text-box>
          </draw:frame>
          <draw:frame draw:style-name="gr4" draw:text-style-name="P5" draw:layer="layout" svg:width="1.019cm" svg:height="0.645cm" svg:x="9.305cm" svg:y="13.71cm">
            <draw:text-box>
              <text:p text:style-name="P3"><text:span text:style-name="T3">DN</text:span></text:p>
            </draw:text-box>
          </draw:frame>
          <draw:line draw:style-name="gr9" draw:text-style-name="P2" draw:layer="layout" svg:x1="11.948cm" svg:y1="17.869cm" svg:x2="11.508cm" svg:y2="17.619cm">
            <text:p/>
          </draw:line>
          <draw:line draw:style-name="gr9" draw:text-style-name="P2" draw:layer="layout" svg:x1="10.496cm" svg:y1="14.409cm" svg:x2="10.121cm" svg:y2="14.079cm">
            <text:p/>
          </draw:line>
          <draw:line draw:style-name="gr9" draw:text-style-name="P2" draw:layer="layout" svg:x1="8.697cm" svg:y1="14.977cm" svg:x2="8.491cm" svg:y2="14.549cm">
            <text:p/>
          </draw:line>
          <draw:line draw:style-name="gr9" draw:text-style-name="P2" draw:layer="layout" svg:x1="11.735cm" svg:y1="13.896cm" svg:x2="11.735cm" svg:y2="13.593cm">
            <text:p/>
          </draw:line>
          <draw:frame draw:style-name="gr14" draw:text-style-name="P10" draw:layer="layout" svg:width="0.856cm" svg:height="0.395cm" svg:x="12.012cm" svg:y="18.279cm">
            <draw:text-box>
              <text:p text:style-name="P9"><text:span text:style-name="T8">Δ</text:span><text:span text:style-name="T9">v</text:span><text:span text:style-name="T10">A</text:span></text:p>
            </draw:text-box>
          </draw:frame>
          <draw:frame draw:style-name="gr7" draw:text-style-name="P10" draw:layer="layout" svg:width="0.935cm" svg:height="0.395cm" svg:x="9.457cm" svg:y="13.291cm">
            <draw:text-box>
              <text:p text:style-name="P11"><text:span text:style-name="T11">Δ</text:span><text:span text:style-name="T12">v</text:span><text:span text:style-name="T13">D</text:span></text:p>
            </draw:text-box>
          </draw:frame>
          <draw:ellipse draw:style-name="gr15" draw:text-style-name="P12" draw:layer="layout" svg:width="5.997cm" svg:height="3.245cm" draw:transform="rotate (0.610865238198015) translate (7.623cm 16.411cm)" draw:kind="arc" draw:start-angle="150.29" draw:end-angle="80.31">
            <text:p/>
          </draw:ellipse>
          <draw:custom-shape draw:style-name="gr16" draw:text-style-name="P13" draw:layer="layout" svg:width="3.25cm" svg:height="6cm" draw:transform="rotate (1.5707963267949) translate (8.01cm 17.6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2cm" svg:height="0.2cm" svg:x="10.393cm" svg:y="14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2cm" svg:height="0.2cm" svg:x="11.408cm" svg:y="17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1cm" svg:y1="16.019cm" svg:x2="13.638cm" svg:y2="14.746cm">
            <text:p/>
          </draw:line>
          <draw:circle draw:style-name="gr18" draw:text-style-name="P15" draw:layer="layout" svg:width="3.2cm" svg:height="3.2cm" svg:x="9.807cm" svg:y="15.651cm" draw:kind="arc" draw:start-angle="0.48" draw:end-angle="25.26">
            <text:p/>
          </draw:circle>
          <draw:frame draw:style-name="gr4" draw:text-style-name="P4" draw:layer="layout" svg:width="0.842cm" svg:height="0.645cm" svg:x="12.451cm" svg:y="16.638cm">
            <draw:text-box>
              <text:p text:style-name="P3"><text:span text:style-name="T14">i</text:span><text:span text:style-name="T2">r</text:span></text:p>
            </draw:text-box>
          </draw:frame>
          <draw:custom-shape draw:style-name="gr17" draw:text-style-name="P14" draw:layer="layout" svg:width="0.2cm" svg:height="0.2cm" svg:x="13.533cm" svg:y="14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7:47:06.595000000</meta:creation-date>
    <dc:date>2022-04-11T00:13:00.208000000</dc:date>
    <meta:editing-duration>PT36M55S</meta:editing-duration>
    <meta:editing-cycles>6</meta:editing-cycles>
    <meta:generator>LibreOffice/7.0.4.2$Windows_X86_64 LibreOffice_project/dcf040e67528d9187c66b2379df5ea4407429775</meta:generator>
    <meta:document-statistic meta:object-count="32"/>
  </office:meta>
</office:document-meta>
</file>